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olution or blind chance</text:p>
      <text:p text:style-name="P1"/>
      <text:p text:style-name="P1">I first became more fully aware of the Creation/Evolution debate when I was working in a lab doing PCR (Polymerase Chain Reaction) tests. My open Bsc Hons(Third) was mainly in IT. I knew nothing about biology etc. But being a curious type I started looking into PCR and DNA. And eventually found out that in most educational institutions the so called theory of evolution was being taught as a full blown scientifically proven law. </text:p>
      <text:p text:style-name="P1"/>
      <text:p text:style-name="P1">We may as well just play the Bloodhound Gang-The Soft Touch.....you and me baby aint nothing but mammals, lets do it like they do on the discovery channel!!!</text:p>
      <text:p text:style-name="P1"/>
      <text:p text:style-name="P1"/>
      <text:p text:style-name="P1"><text:a xlink:type="simple" xlink:href="https://store.icr.org/The-Fossil-Record/productinfo/BFORE1/" text:style-name="Internet_20_link" text:visited-style-name="Visited_20_Internet_20_Link">https://store.icr.org/The-Fossil-Record/productinfo/BFORE1/</text:a></text:p>
      <text:p text:style-name="P1"/>
      <text:p text:style-name="P1"><text:a xlink:type="simple" xlink:href="https://store.creationmoments.com/purchase/the-young-earth-revised-and-expanded" text:style-name="Internet_20_link" text:visited-style-name="Visited_20_Internet_20_Link">https://store.creationmoments.com/purchase/the-young-earth-revised-and-expanded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3:54:02.67</meta:creation-date>
    <dc:date>2024-11-07T14:40:59.26</dc:date>
    <meta:editing-duration>PT46M58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5" meta:word-count="108" meta:character-count="752"/>
  </office:meta>
</office:document-meta>
</file>